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5pt solid #000000" fo:border-right="none" fo:border-top="0.5pt solid #000000" fo:border-bottom="0.5pt solid #000000"/>
    </style:style>
    <style:style style:name="Table1.D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Table1.5" style:family="table-row">
      <style:table-row-properties style:min-row-height="0.612cm"/>
    </style:style>
    <style:style style:name="P1"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Nimbus Roman" fo:font-size="14pt" fo:font-style="normal" style:text-underline-style="none" fo:font-weight="normal" style:text-blinking="false" fo:background-color="transparent"/>
    </style:style>
    <style:style style:name="P2" style:family="paragraph" style:parent-style-name="Text_20_body">
      <style:paragraph-properties fo:margin-left="0cm" fo:margin-right="0cm" fo:margin-top="0cm" fo:margin-bottom="0cm" style:contextual-spacing="false" fo:line-height="138%" fo:text-indent="0cm" style:auto-text-indent="false" style:writing-mode="lr-tb"/>
      <style:text-properties style:font-name="Nimbus Roman"/>
    </style:style>
    <style:style style:name="P3"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Nimbus Roman" fo:font-size="13pt" fo:font-style="normal" style:text-underline-style="none" fo:font-weight="normal" style:text-blinking="false" fo:background-color="transparent"/>
    </style:style>
    <style:style style:name="P4"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Nimbus Roman" fo:font-size="12pt" fo:font-style="normal" style:text-underline-style="none" fo:font-weight="normal" style:text-blinking="false" fo:background-color="transparent"/>
    </style:style>
    <style:style style:name="P5" style:family="paragraph" style:parent-style-name="Text_20_body">
      <style:paragraph-properties fo:margin-left="0cm" fo:margin-right="0cm" fo:margin-top="0cm" fo:margin-bottom="0cm" style:contextual-spacing="false" fo:line-height="138%" fo:text-indent="0cm" style:auto-text-indent="false" style:writing-mode="lr-tb"/>
      <style:text-properties fo:color="#000000" loext:opacity="100%" style:font-name="Nimbus Roman" fo:font-size="13pt" officeooo:rsid="000ca2fc" officeooo:paragraph-rsid="000ca2fc" style:font-size-asian="11.3500003814697pt" style:font-size-complex="13pt"/>
    </style:style>
    <style:style style:name="P6" style:family="paragraph" style:parent-style-name="Text_20_body">
      <style:paragraph-properties fo:margin-left="0cm" fo:margin-right="0cm" fo:margin-top="0cm" fo:margin-bottom="0cm" style:contextual-spacing="false" fo:line-height="138%" fo:text-indent="0cm" style:auto-text-indent="false" style:writing-mode="lr-tb"/>
      <style:text-properties officeooo:paragraph-rsid="000ddc3f"/>
    </style:style>
    <style:style style:name="P7" style:family="paragraph" style:parent-style-name="Text_20_body">
      <style:paragraph-properties fo:margin-left="0cm" fo:margin-right="0cm" fo:margin-top="0cm" fo:margin-bottom="0cm" style:contextual-spacing="false" fo:line-height="138%" fo:text-indent="0cm" style:auto-text-indent="false" style:writing-mode="lr-tb"/>
      <style:text-properties fo:color="#000000" loext:opacity="100%" style:font-name="Nimbus Roman" fo:font-size="12pt" officeooo:rsid="000ca2fc" officeooo:paragraph-rsid="000f2422" style:font-size-asian="12pt" style:font-size-complex="12pt"/>
    </style:style>
    <style:style style:name="P8" style:family="paragraph" style:parent-style-name="Text_20_body">
      <style:paragraph-properties fo:margin-left="0cm" fo:margin-right="0cm" fo:margin-top="0cm" fo:margin-bottom="0cm" style:contextual-spacing="false" fo:line-height="138%" fo:text-indent="0cm" style:auto-text-indent="false" style:writing-mode="lr-tb"/>
      <style:text-properties fo:color="#000000" loext:opacity="100%" style:font-name="Nimbus Roman" fo:font-size="12pt" officeooo:rsid="000ca2fc" officeooo:paragraph-rsid="000ca2fc" style:font-size-asian="12pt" style:font-size-complex="12pt"/>
    </style:style>
    <style:style style:name="P9" style:family="paragraph" style:parent-style-name="Text_20_body">
      <style:paragraph-properties fo:margin-left="0cm" fo:margin-right="0cm" fo:margin-top="0cm" fo:margin-bottom="0cm" style:contextual-spacing="false" fo:line-height="138%" fo:text-indent="0cm" style:auto-text-indent="false" style:writing-mode="lr-tb"/>
      <style:text-properties officeooo:paragraph-rsid="00107063"/>
    </style:style>
    <style:style style:name="P10" style:family="paragraph" style:parent-style-name="Text_20_body">
      <style:paragraph-properties fo:margin-left="0cm" fo:margin-right="0cm" fo:margin-top="0cm" fo:margin-bottom="0cm" style:contextual-spacing="false" fo:line-height="138%" fo:text-indent="0cm" style:auto-text-indent="false" style:writing-mode="lr-tb"/>
      <style:text-properties fo:color="#000000" loext:opacity="100%" style:font-name="Nimbus Roman" fo:font-size="13pt" officeooo:rsid="001083de" officeooo:paragraph-rsid="001083de" style:font-size-asian="11.3500003814697pt" style:font-size-complex="13pt"/>
    </style:style>
    <style:style style:name="P11" style:family="paragraph" style:parent-style-name="Text_20_body">
      <style:paragraph-properties fo:margin-left="0cm" fo:margin-right="0cm" fo:margin-top="0cm" fo:margin-bottom="0cm" style:contextual-spacing="false" fo:line-height="138%" fo:text-indent="0cm" style:auto-text-indent="false" style:writing-mode="lr-tb"/>
      <style:text-properties fo:color="#000000" loext:opacity="100%" style:font-name="Nimbus Roman" fo:font-size="12pt" officeooo:rsid="000f5a79" officeooo:paragraph-rsid="001083de" style:font-size-asian="10.5pt" style:font-size-complex="12pt"/>
    </style:style>
    <style:style style:name="P12"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Nimbus Roman" fo:font-size="12pt" fo:font-style="normal" style:text-underline-style="none" fo:font-weight="normal" officeooo:rsid="001083de" officeooo:paragraph-rsid="001083de" style:text-blinking="false" fo:background-color="transparent" style:font-size-asian="12pt" style:font-size-complex="12pt"/>
    </style:style>
    <style:style style:name="P13"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Nimbus Roman" fo:font-size="12pt" fo:font-style="normal" style:text-underline-style="none" fo:font-weight="normal" officeooo:rsid="001083de" officeooo:paragraph-rsid="00124241" style:text-blinking="false" fo:background-color="transparent" style:font-size-asian="12pt" style:font-size-complex="12pt"/>
    </style:style>
    <style:style style:name="P14" style:family="paragraph" style:parent-style-name="Text_20_body">
      <style:paragraph-properties fo:margin-left="0cm" fo:margin-right="0cm" fo:margin-top="0cm" fo:margin-bottom="0cm" style:contextual-spacing="false" fo:line-height="138%" fo:text-indent="0cm" style:auto-text-indent="false" style:writing-mode="lr-tb"/>
      <style:text-properties style:font-name="Nimbus Roman" fo:font-size="13pt" style:font-size-asian="13pt" style:font-size-complex="13pt"/>
    </style:style>
    <style:style style:name="P15" style:family="paragraph" style:parent-style-name="Text_20_body">
      <style:paragraph-properties fo:margin-left="0cm" fo:margin-right="0cm" fo:text-indent="0cm" style:auto-text-indent="false"/>
      <style:text-properties style:font-name="Nimbus Roman"/>
    </style:style>
    <style:style style:name="P16" style:family="paragraph" style:parent-style-name="Table_20_Contents">
      <style:text-properties style:font-name="Nimbus Roman"/>
    </style:style>
    <style:style style:name="T1" style:family="text">
      <style:text-properties fo:font-variant="normal" fo:text-transform="none" fo:color="#000000" loext:opacity="100%" style:text-line-through-style="none" style:text-line-through-type="none" fo:font-size="13pt" fo:font-style="normal" style:text-underline-style="none" fo:font-weight="normal" style:text-blinking="false" fo:background-color="transparent" loext:char-shading-value="0"/>
    </style:style>
    <style:style style:name="T2"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3" style:family="text">
      <style:text-properties fo:font-size="12pt" style:font-size-asian="12pt" style:font-size-complex="12pt"/>
    </style:style>
    <style:style style:name="T4" style:family="text">
      <style:text-properties fo:color="#000000" loext:opacity="100%" style:font-name="Nimbus Roman" fo:font-size="13pt" officeooo:rsid="000ca2fc" style:font-size-asian="11.3500003814697pt" style:font-size-complex="13pt"/>
    </style:style>
    <style:style style:name="T5" style:family="text">
      <style:text-properties fo:color="#000000" loext:opacity="100%" style:font-name="Nimbus Roman" fo:font-size="12pt" officeooo:rsid="000ca2fc" style:font-size-asian="10.5pt" style:font-size-complex="12pt"/>
    </style:style>
    <style:style style:name="T6" style:family="text">
      <style:text-properties fo:color="#000000" loext:opacity="100%" style:font-name="Nimbus Roman" fo:font-size="12pt" officeooo:rsid="000ddc3f" style:font-size-asian="10.5pt" style:font-size-complex="12pt"/>
    </style:style>
    <style:style style:name="T7" style:family="text">
      <style:text-properties officeooo:rsid="000ddc3f"/>
    </style:style>
    <style:style style:name="T8" style:family="text">
      <style:text-properties officeooo:rsid="000e2e37"/>
    </style:style>
    <style:style style:name="T9" style:family="text">
      <style:text-properties officeooo:rsid="000f2422"/>
    </style:style>
    <style:style style:name="T10" style:family="text">
      <style:text-properties fo:color="#000000" loext:opacity="100%" style:font-name="Nimbus Roman" fo:font-size="12pt" officeooo:rsid="000f2422" style:font-size-asian="10.5pt" style:font-size-complex="12pt"/>
    </style:style>
    <style:style style:name="T11" style:family="text">
      <style:text-properties fo:color="#000000" loext:opacity="100%" style:font-name="Nimbus Roman" fo:font-size="12pt" officeooo:rsid="000f5a79" style:font-size-asian="10.5pt" style:font-size-complex="12pt"/>
    </style:style>
    <style:style style:name="T12" style:family="text">
      <style:text-properties fo:color="#000000" loext:opacity="100%" style:font-name="Nimbus Roman" fo:font-size="12pt" officeooo:rsid="00107063" style:font-size-asian="10.5pt" style:font-size-complex="12pt"/>
    </style:style>
    <style:style style:name="T13" style:family="text">
      <style:text-properties fo:font-style="italic"/>
    </style:style>
    <style:style style:name="T14" style:family="text">
      <style:text-properties fo:font-style="normal" style:font-style-asian="normal" style:font-style-complex="normal"/>
    </style:style>
    <style:style style:name="T15" style:family="text">
      <style:text-properties fo:color="#000000" loext:opacity="100%" style:font-name="Nimbus Roman" fo:font-size="12pt" officeooo:rsid="001083de" style:font-size-asian="10.5pt" style:font-size-complex="12pt"/>
    </style:style>
    <style:style style:name="T16" style:family="text">
      <style:text-properties officeooo:rsid="001083de"/>
    </style:style>
    <style:style style:name="T17" style:family="text">
      <style:text-properties fo:font-variant="normal" fo:text-transform="none" style:text-line-through-style="none" style:text-line-through-type="none" fo:font-style="normal" style:text-underline-style="none" fo:font-weight="normal" officeooo:rsid="001083de" style:text-blinking="false" fo:background-color="transparent" loext:char-shading-value="0" style:font-size-asian="12pt"/>
    </style:style>
    <style:style style:name="T18" style:family="text">
      <style:text-properties fo:font-variant="normal" fo:text-transform="none" style:text-line-through-style="none" style:text-line-through-type="none" fo:font-style="normal" style:text-underline-style="none" fo:font-weight="normal" officeooo:rsid="000ca2fc" style:text-blinking="false" fo:background-color="transparent" loext:char-shading-value="0" style:font-size-asian="12pt"/>
    </style:style>
    <style:style style:name="T19" style:family="text">
      <style:text-properties officeooo:rsid="000ca2fc"/>
    </style:style>
    <style:style style:name="T20" style:family="text">
      <style:text-properties officeooo:rsid="00124241"/>
    </style:style>
    <style:style style:name="T21" style:family="text">
      <style:text-properties fo:font-variant="normal" fo:text-transform="none" fo:color="#000000" loext:opacity="100%" style:text-line-through-style="none" style:text-line-through-type="none" fo:font-style="normal" style:text-underline-style="none" fo:font-weight="normal" officeooo:rsid="001083de" style:text-blinking="false" fo:background-color="transparent" loext:char-shading-value="0"/>
    </style:style>
    <style:style style:name="T22"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23"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4" style:family="text">
      <style:text-properties officeooo:rsid="00142300"/>
    </style:style>
    <style:style style:name="T25" style:family="text">
      <style:text-properties fo:font-size="13pt" officeooo:rsid="001083de" style:font-size-asian="13pt" style:font-size-complex="13pt"/>
    </style:style>
    <style:style style:name="T26" style:family="text">
      <style:text-properties fo:font-size="13pt" officeooo:rsid="000ddc3f" style:font-size-asian="13pt"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dde-connection-decls/>
      <text:p text:style-name="P1"><text:bookmark text:name="docs-internal-guid-1f0134eb-7fff-93b1-713f-be0b38fe9a33"/>T2-Computação Paralela com GPUs</text:p>
      <text:p text:style-name="P2"><text:span text:style-name="T1">Alunos:<text:line-break/>Luiz Henrique Murback Wiedmer - GRR20221234</text:span></text:p>
      <text:p text:style-name="P3">Eduardo Giehl - GRR20221222</text:p>
      <text:p text:style-name="P3">1.Introdução</text:p>
      <text:p text:style-name="P4"><text:tab/>Esse documento relata a confecção de 5 kernels em CUDA, que em são usados em conjunto para ordenar um vetor. Será explicada a ideia por trás dos mesmos, mostrando métodos de testes e seus resultados, especialmente comparados com a biblioteca Thrust.</text:p>
      <text:p text:style-name="P5"><text:span text:style-name="T2">2.Kernel B</text:span>locksHistoAndScan</text:p>
      <text:p text:style-name="P5"><text:tab/><text:span text:style-name="T3">O algoritmo do kernel blockAndGlobalHisto inicia calculando o intervalo de valores entre min e max, o menor e o maior valor presentes em input, e o dividindo em h faixas de mesmo tamanho, salvando o limite superior de cada faixa em um vetor limite. Então faz uso deste vetor limite para determinar quantos elementos de input, acessados por esse bloco, estão presentes em cada uma das faixas. Cada bloco executa esses passos preenchendo uma linha de hh, gerando os histogramas por blocos. Então hg é preenchido com a soma das linhas de hh, gerando o histograma global.</text:span></text:p>
      <text:p text:style-name="P5">3.Kernel GlobalHistoScan</text:p>
      <text:p text:style-name="P6"><text:span text:style-name="T4"><text:tab/></text:span><text:span text:style-name="T5">O algoritmo do kernel GlobalHistoScan </text:span><text:span text:style-name="T6">começa com cada thread escrevendo um valor hg no vetor de shared memory XY, e completando o vetor com 0s caso h(o tamanho do histograma global) não seja potência de 2. Após isso, é executado um algoritmo de scan baseado no algoritmo de </text:span>Blelloch<text:span text:style-name="T7">[1]</text:span>. <text:span text:style-name="T7">A ideia se baseia em realizar a soma em forma de “árvore”, primeiramente construindo soma parciais nos nós internos da árvore. Após isso, as “árvore” é percorrida novamente construindo todos os valores </text:span>de saída a partir das somas parciais. <text:span text:style-name="T7">Após isso, os valores em XY são escritos por cada thread com índice menor que h no vetor global shg, para garantir que apena valores reais, e não 0s do padding, sejam escritos na memória global.</text:span></text:p>
      <text:p text:style-name="P5">4.Kernel VerticalScanHH</text:p>
      <text:p text:style-name="P7"><text:tab/><text:span text:style-name="T8">O kernel </text:span>VerticalScanHH <text:span text:style-name="T8">funciona com a mesma teoria do GlobalHistoScan, mas ao invés de ser feito sobre apenas um vetro de tamanho h, ele é executado sobre uma matriz de tamanho nb X h(sendo nb o número de blocos lançado pelos kernels </text:span><text:span text:style-name="T2">B</text:span>locksHistoAndScan <text:span text:style-name="T8">e </text:span>Partition, <text:span text:style-name="T8">e h o tamanho do histograma global), assim gerando uma matriz do mesmo tamanho com o scan de cada </text:span><text:span text:style-name="T9">coluna de HH. Para fazer isso, primeiramente, cada bloco escreve uma coluna no vetor de shared memory XY, assim cada bloco de threads pode lidar com uma coluna como se fosse um vetor, usando o algoritmo de Blelloch</text:span><text:span text:style-name="T7">[1]. </text:span><text:span text:style-name="T9">Ao final do processo, os valores são escritos no matriz global psv, invertendo o processo feito na escrita, então cada bloco, escreve uma coluna da matriz.</text:span></text:p>
      <text:p text:style-name="P5">5.Kernel Partition</text:p>
      <text:p text:style-name="P8"><text:tab/>O algoritmo do kernel partitionKernel começa com cada bloco calculando o vetor hlsh, histograma por linha em shared, através da soma de hg com uma linha de hh referente ao bloco que <text:soft-page-break/>está executando. Como resultado, cada posição de hlsh contém o índice de output onde começa cada faixa de valores para o bloco que o calculou. Então calcula o intervalo de valores entre min e max, o menor e o maior valor presentes em input, e o divide em h faixas de mesmo tamanho, salvando o limite superior de cada faixa em um vetor limite Após isso, utiliza limite para identificar a qual faixa cada elemento de input, acessado pelo bloco, pertence, então insere o elemento em output na posição correspondente indicada por hlsh e atualiza hlsh para não sobrescrever o elemento inserido.</text:p>
      <text:p text:style-name="P5">6.Kernel BlockBitonicSort</text:p>
      <text:p text:style-name="P9"><text:span text:style-name="T4"><text:tab/></text:span><text:span text:style-name="T10">O kernel BlockBitonicSort </text:span><text:span text:style-name="T11">começa com cada thread copiando dois valores do vetor global de output para o vetor de shared memory s_key, além de que cada thread pode completar a sua devida posição com UINT_MAX, caso ela seja uma posição de padding, adicionada unicamente para garantir a funcionalidade do algoritmo. <text:s/>Após isso é iniciado um for, em cada iteração dele, é construída uma sequência </text:span><text:span text:style-name="T12">ordenada</text:span><text:span text:style-name="T11"> maior, fazendo 2, 4, 8, etc. Para isso é utilizado um outro l</text:span><text:span text:style-name="T12">oop for interno, que vai dizer o stride entre os dois elementos que cada thread deve comparar e possivelmente trocar. Essa comparação inicialmente é feita de maneira que metade é ascendente(troca se a &gt; b)</text:span><text:span text:style-name="T11">, </text:span><text:span text:style-name="T12">e a outra metade é descendente(troca se a &lt;= b). Após esses dois loops aninhados, que geram uma </text:span><text:span text:style-name="T13">s</text:span><text:span text:style-name="T14">equência bitônica</text:span> (metade ordenada de um jeito, metade de outro)<text:span text:style-name="T12">, é necssário fazer um loop final para formar uma única sequência ordenada. A lógica desse loop é a mesma do for interno discutido anteriormente, com a diferença que todas as comparações são feitas na direção correta(nesse caso ascendente). Após tudo isso, é realizado a cópia de s_key para </text:span><text:span text:style-name="T15">o vetor global d_Dst_key, levando sempre em conta o padding.</text:span></text:p>
      <text:p text:style-name="P10">7.Conjunto final</text:p>
      <text:p text:style-name="P11"><text:tab/><text:span text:style-name="T16">Com esses 5 kernels, é possível fazer um algoritmo de ordenação seguindo os seguintes passos:<text:line-break/><text:tab/>1 – </text:span><text:span text:style-name="T17">Use </text:span><text:span text:style-name="T18">BlocksHistoAndScan </text:span><text:span text:style-name="T17">para gerar a lista de histogramas e o histograma global</text:span></text:p>
      <text:p text:style-name="P12"><text:tab/>2 – Calcule o scan do histograma global com <text:span text:style-name="T19">GlobalHistoScan</text:span></text:p>
      <text:p text:style-name="P12"><text:tab/>3 – Calcule o scan da lista de histogramas com <text:span text:style-name="T19">VerticalScanHH</text:span></text:p>
      <text:p text:style-name="P12"><text:tab/>4 – Utilize o que foi calculado até agora no <text:span text:style-name="T19">Partition </text:span>para inserir os elementos de input na faixa correta do vetor de output</text:p>
      <text:p text:style-name="P13"><text:tab/>5 – Ordene o vetor de output fazendo um for sobre h, ordenando uma faixa por iteração com <text:span text:style-name="T19">BlockBitonicSort </text:span><text:span text:style-name="T20">ou Thrust(caso a faixa atual seja maior do que o tamanho máximo da shared memory).</text:span></text:p>
      <text:p text:style-name="P14"><text:span text:style-name="T21">8</text:span><text:span text:style-name="T22">.Testes</text:span><text:span text:style-name="T23"> </text:span></text:p>
      <text:p text:style-name="P4"><text:tab/>Os <text:span text:style-name="T9">kernels</text:span> foram testados com vetores de tamanho 1 milhão, <text:span text:style-name="T19">2 milhões, 4 milhões e 8 milhões</text:span> preenchidos pseudo-aleatoriamente com <text:span text:style-name="T19">unsigned ints, </text:span><text:span text:style-name="T24">e sempre com h=1024 e cada teste repetido 5 vezes</text:span>. Foi contado o tempo <text:span text:style-name="T24">médio</text:span> de execução de cada teste, e com isso foi calculada a vazão em G<text:span text:style-name="T20">E</text:span>/s. Além disso, para comparação, foram feitos os mesmos testes <text:span text:style-name="T20">no </text:span>kernel de <text:span text:style-name="T20">ordenação</text:span> da <text:soft-page-break/>biblioteca Thrust. Todos os testes foram feitos na máquina Orval, que tem uma GPU Nvidia GTX750ti.</text:p>
      <text:p text:style-name="P4">Os resultados alcançados são apresentados n<text:span text:style-name="T20">a tabela a seguir:</text:span></text:p>
      <text:p text:style-name="P15"/>
      <table:table table:name="Table1" table:style-name="Table1">
        <office:dde-source office:name="soffice1" office:dde-application="soffice" office:dde-item="/home/lhwiedmer/faculdade/GPU/gpu_trab2/tabela_resultados.ods" office:dde-topic="Sheet1.A1:D5" office:automatic-update="true"/>
        <table:table-column table:style-name="Table1.A" table:number-columns-repeated="4"/>
        <table:table-row>
          <table:table-cell table:style-name="Table1.A1" office:value-type="string">
            <text:p text:style-name="P16">Tamanho</text:p>
          </table:table-cell>
          <table:table-cell table:style-name="Table1.A1" office:value-type="string">
            <text:p text:style-name="P16">Vazao_mppSort (GE/s)</text:p>
          </table:table-cell>
          <table:table-cell table:style-name="Table1.A1" office:value-type="string">
            <text:p text:style-name="P16">Vazao_Thrust (GE/s)</text:p>
          </table:table-cell>
          <table:table-cell table:style-name="Table1.D1" office:value-type="string">
            <text:p text:style-name="P16">Speedup(Slowdown)</text:p>
          </table:table-cell>
        </table:table-row>
        <table:table-row>
          <table:table-cell table:style-name="Table1.A2" office:value-type="string">
            <text:p text:style-name="P16">1M</text:p>
          </table:table-cell>
          <table:table-cell table:style-name="Table1.A2" office:value-type="string">
            <text:p text:style-name="P16">0,0115</text:p>
          </table:table-cell>
          <table:table-cell table:style-name="Table1.A2" office:value-type="string">
            <text:p text:style-name="P16">0,3695</text:p>
          </table:table-cell>
          <table:table-cell table:style-name="Table1.D2" office:value-type="string">
            <text:p text:style-name="P16">0,0311</text:p>
          </table:table-cell>
        </table:table-row>
        <table:table-row>
          <table:table-cell table:style-name="Table1.A2" office:value-type="string">
            <text:p text:style-name="P16">2M</text:p>
          </table:table-cell>
          <table:table-cell table:style-name="Table1.A2" office:value-type="string">
            <text:p text:style-name="P16">0,0111</text:p>
          </table:table-cell>
          <table:table-cell table:style-name="Table1.A2" office:value-type="string">
            <text:p text:style-name="P16">0,4298</text:p>
          </table:table-cell>
          <table:table-cell table:style-name="Table1.D2" office:value-type="string">
            <text:p text:style-name="P16">0,0257</text:p>
          </table:table-cell>
        </table:table-row>
        <table:table-row>
          <table:table-cell table:style-name="Table1.A2" office:value-type="string">
            <text:p text:style-name="P16">4M</text:p>
          </table:table-cell>
          <table:table-cell table:style-name="Table1.A2" office:value-type="string">
            <text:p text:style-name="P16">0,0129</text:p>
          </table:table-cell>
          <table:table-cell table:style-name="Table1.A2" office:value-type="string">
            <text:p text:style-name="P16">0,4613</text:p>
          </table:table-cell>
          <table:table-cell table:style-name="Table1.D2" office:value-type="string">
            <text:p text:style-name="P16">0,0279</text:p>
          </table:table-cell>
        </table:table-row>
        <table:table-row table:style-name="Table1.5">
          <table:table-cell table:style-name="Table1.A2" office:value-type="string">
            <text:p text:style-name="P16">8M</text:p>
          </table:table-cell>
          <table:table-cell table:style-name="Table1.A2" office:value-type="string">
            <text:p text:style-name="P16">0,0116</text:p>
          </table:table-cell>
          <table:table-cell table:style-name="Table1.A2" office:value-type="string">
            <text:p text:style-name="P16">0,4879</text:p>
          </table:table-cell>
          <table:table-cell table:style-name="Table1.D2" office:value-type="string">
            <text:p text:style-name="P16">0,0238</text:p>
          </table:table-cell>
        </table:table-row>
      </table:table>
      <text:p text:style-name="P15"/>
      <text:p text:style-name="P15">É <text:span text:style-name="T20">possível verificar que Thrust ainda se saí muito melhor em todos os casos, o que é esperado, considerando que é uma biblioteca altamente otimizada e revisada.</text:span></text:p>
      <text:p text:style-name="P15"/>
      <text:p text:style-name="Text_20_body"><text:span text:style-name="T25">9</text:span><text:span text:style-name="T26">.Referências</text:span><text:line-break/><text:span text:style-name="T7">[1] https://developer.nvidia.com/gpugems/gpugems3/part-vi-gpu-computing/chapter-39-parallel-prefix-sum-scan-cuda</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64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10T23:28:58.550182785</meta:creation-date>
    <dc:date>2025-11-11T01:30:57.853720904</dc:date>
    <meta:editing-duration>PT6M34S</meta:editing-duration>
    <meta:editing-cycles>2</meta:editing-cycles>
    <meta:generator>LibreOffice/25.8.1.1$Linux_X86_64 LibreOffice_project/54047653041915e595ad4e45cccea684809c77b5</meta:generator>
    <meta:print-date>2025-11-11T01:28:18.262523108</meta:print-date>
    <meta:printed-by>PDF files</meta:printed-by>
    <meta:document-statistic meta:table-count="1" meta:image-count="0" meta:object-count="0" meta:page-count="3" meta:paragraph-count="46" meta:word-count="996" meta:character-count="6079" meta:non-whitespace-character-count="5109"/>
  </office:meta>
</office:document-meta>
</file>